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453.51pt" svg:height="255.09pt" svg:x="700.98pt" svg:y="49.52pt">
            <loext:p draw:notify-on-update-of-ranges="all.A1:all.A1 all.B1:all.I1 all.A6:all.A6 all.B6:all.I6 all.A12:all.A12 all.B12:all.I12 all.A18:all.A18 all.B18:all.I18 all.A24:all.A24 all.B24:all.I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10 procs</text:p>
          </table:table-cell>
          <table:table-cell office:value-type="string" calcext:value-type="string">
            <text:p>1 mil</text:p>
          </table:table-cell>
          <table:table-cell office:value-type="string" calcext:value-type="string">
            <text:p>2 mil</text:p>
          </table:table-cell>
          <table:table-cell office:value-type="string" calcext:value-type="string">
            <text:p>5 mil</text:p>
          </table:table-cell>
          <table:table-cell office:value-type="string" calcext:value-type="string">
            <text:p>10 mil</text:p>
          </table:table-cell>
          <table:table-cell office:value-type="string" calcext:value-type="string">
            <text:p>20 mil</text:p>
          </table:table-cell>
          <table:table-cell office:value-type="string" calcext:value-type="string">
            <text:p>50 mil</text:p>
          </table:table-cell>
          <table:table-cell office:value-type="string" calcext:value-type="string">
            <text:p>100 mil</text:p>
          </table:table-cell>
          <table:table-cell office:value-type="string" calcext:value-type="string">
            <text:p>200 mil</text:p>
          </table:table-cell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47.435047619" calcext:value-type="float">
            <text:p>47.435047619</text:p>
          </table:table-cell>
          <table:table-cell office:value-type="float" office:value="83.098952381" calcext:value-type="float">
            <text:p>83.098952381</text:p>
          </table:table-cell>
          <table:table-cell office:value-type="float" office:value="164.6278571429" calcext:value-type="float">
            <text:p>164.6278571429</text:p>
          </table:table-cell>
          <table:table-cell office:value-type="float" office:value="284.374" calcext:value-type="float">
            <text:p>284.374</text:p>
          </table:table-cell>
          <table:table-cell office:value-type="float" office:value="510.0468095238" calcext:value-type="float">
            <text:p>510.0468095238</text:p>
          </table:table-cell>
          <table:table-cell office:value-type="float" office:value="1198.3184285714" calcext:value-type="float">
            <text:p>1198.3184285714</text:p>
          </table:table-cell>
          <table:table-cell office:value-type="float" office:value="2353.7363333333" calcext:value-type="float">
            <text:p>2353.7363333333</text:p>
          </table:table-cell>
          <table:table-cell office:value-type="float" office:value="4697.5841428572" calcext:value-type="float">
            <text:p>4697.5841428572</text:p>
          </table:table-cell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51.956" calcext:value-type="float">
            <text:p>51.956</text:p>
          </table:table-cell>
          <table:table-cell office:value-type="float" office:value="87.632" calcext:value-type="float">
            <text:p>87.632</text:p>
          </table:table-cell>
          <table:table-cell office:value-type="float" office:value="174.739" calcext:value-type="float">
            <text:p>174.739</text:p>
          </table:table-cell>
          <table:table-cell office:value-type="float" office:value="295.144" calcext:value-type="float">
            <text:p>295.144</text:p>
          </table:table-cell>
          <table:table-cell office:value-type="float" office:value="525.688" calcext:value-type="float">
            <text:p>525.688</text:p>
          </table:table-cell>
          <table:table-cell office:value-type="float" office:value="1230.065" calcext:value-type="float">
            <text:p>1230.065</text:p>
          </table:table-cell>
          <table:table-cell office:value-type="float" office:value="2392.07" calcext:value-type="float">
            <text:p>2392.07</text:p>
          </table:table-cell>
          <table:table-cell office:value-type="float" office:value="4749.62" calcext:value-type="float">
            <text:p>4749.62</text:p>
          </table:table-cell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43.37" calcext:value-type="float">
            <text:p>43.37</text:p>
          </table:table-cell>
          <table:table-cell office:value-type="float" office:value="73.065" calcext:value-type="float">
            <text:p>73.065</text:p>
          </table:table-cell>
          <table:table-cell office:value-type="float" office:value="125.547" calcext:value-type="float">
            <text:p>125.547</text:p>
          </table:table-cell>
          <table:table-cell office:value-type="float" office:value="267.351" calcext:value-type="float">
            <text:p>267.351</text:p>
          </table:table-cell>
          <table:table-cell office:value-type="float" office:value="493.683" calcext:value-type="float">
            <text:p>493.683</text:p>
          </table:table-cell>
          <table:table-cell office:value-type="float" office:value="1147.789" calcext:value-type="float">
            <text:p>1147.789</text:p>
          </table:table-cell>
          <table:table-cell office:value-type="float" office:value="2317.804" calcext:value-type="float">
            <text:p>2317.804</text:p>
          </table:table-cell>
          <table:table-cell office:value-type="float" office:value="4654.032" calcext:value-type="float">
            <text:p>4654.032</text:p>
          </table:table-cell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2.3512232662" calcext:value-type="float">
            <text:p>2.3512232662</text:p>
          </table:table-cell>
          <table:table-cell office:value-type="float" office:value="3.1041205433" calcext:value-type="float">
            <text:p>3.1041205433</text:p>
          </table:table-cell>
          <table:table-cell office:value-type="float" office:value="12.6806458601" calcext:value-type="float">
            <text:p>12.6806458601</text:p>
          </table:table-cell>
          <table:table-cell office:value-type="float" office:value="7.5851827269" calcext:value-type="float">
            <text:p>7.5851827269</text:p>
          </table:table-cell>
          <table:table-cell office:value-type="float" office:value="9.8007778447" calcext:value-type="float">
            <text:p>9.8007778447</text:p>
          </table:table-cell>
          <table:table-cell office:value-type="float" office:value="18.7555833142" calcext:value-type="float">
            <text:p>18.7555833142</text:p>
          </table:table-cell>
          <table:table-cell office:value-type="float" office:value="22.314692535" calcext:value-type="float">
            <text:p>22.314692535</text:p>
          </table:table-cell>
          <table:table-cell office:value-type="float" office:value="20.9500266665" calcext:value-type="float">
            <text:p>20.9500266665</text:p>
          </table:table-cell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26]/[.B2]" office:value-type="float" office:value="2.51186845973091" calcext:value-type="float">
            <text:p>2.5118684597</text:p>
          </table:table-cell>
          <table:table-cell table:formula="of:=[.C26]/[.C2]" office:value-type="float" office:value="2.95847652654898" calcext:value-type="float">
            <text:p>2.9584765265</text:p>
          </table:table-cell>
          <table:table-cell table:formula="of:=[.D26]/[.D2]" office:value-type="float" office:value="3.94425926006171" calcext:value-type="float">
            <text:p>3.9442592601</text:p>
          </table:table-cell>
          <table:table-cell table:formula="of:=[.E26]/[.E2]" office:value-type="float" office:value="4.76309208999416" calcext:value-type="float">
            <text:p>4.76309209</text:p>
          </table:table-cell>
          <table:table-cell table:formula="of:=[.F26]/[.F2]" office:value-type="float" office:value="5.54116033514395" calcext:value-type="float">
            <text:p>5.5411603351</text:p>
          </table:table-cell>
          <table:table-cell table:formula="of:=[.G26]/[.G2]" office:value-type="float" office:value="6.16806853985522" calcext:value-type="float">
            <text:p>6.1680685399</text:p>
          </table:table-cell>
          <table:table-cell table:formula="of:=[.H26]/[.H2]" office:value-type="float" office:value="6.48259672670794" calcext:value-type="float">
            <text:p>6.4825967267</text:p>
          </table:table-cell>
          <table:table-cell table:formula="of:=[.I26]/[.I2]" office:value-type="float" office:value="6.7595439026424" calcext:value-type="float">
            <text:p>6.759543902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53.2874285714" calcext:value-type="float">
            <text:p>53.2874285714</text:p>
          </table:table-cell>
          <table:table-cell office:value-type="float" office:value="93.6138571429" calcext:value-type="float">
            <text:p>93.6138571429</text:p>
          </table:table-cell>
          <table:table-cell office:value-type="float" office:value="179.4528095238" calcext:value-type="float">
            <text:p>179.4528095238</text:p>
          </table:table-cell>
          <table:table-cell office:value-type="float" office:value="308.5922380952" calcext:value-type="float">
            <text:p>308.5922380952</text:p>
          </table:table-cell>
          <table:table-cell office:value-type="float" office:value="549.6911904762" calcext:value-type="float">
            <text:p>549.6911904762</text:p>
          </table:table-cell>
          <table:table-cell office:value-type="float" office:value="1296.2540476191" calcext:value-type="float">
            <text:p>1296.2540476191</text:p>
          </table:table-cell>
          <table:table-cell office:value-type="float" office:value="2537.4927619048" calcext:value-type="float">
            <text:p>2537.4927619048</text:p>
          </table:table-cell>
          <table:table-cell office:value-type="float" office:value="5072.1159047619" calcext:value-type="float">
            <text:p>5072.1159047619</text:p>
          </table:table-cell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56.685" calcext:value-type="float">
            <text:p>56.685</text:p>
          </table:table-cell>
          <table:table-cell office:value-type="float" office:value="97.499" calcext:value-type="float">
            <text:p>97.499</text:p>
          </table:table-cell>
          <table:table-cell office:value-type="float" office:value="191.689" calcext:value-type="float">
            <text:p>191.689</text:p>
          </table:table-cell>
          <table:table-cell office:value-type="float" office:value="324.939" calcext:value-type="float">
            <text:p>324.939</text:p>
          </table:table-cell>
          <table:table-cell office:value-type="float" office:value="575.599" calcext:value-type="float">
            <text:p>575.599</text:p>
          </table:table-cell>
          <table:table-cell office:value-type="float" office:value="1325.737" calcext:value-type="float">
            <text:p>1325.737</text:p>
          </table:table-cell>
          <table:table-cell office:value-type="float" office:value="2580.323" calcext:value-type="float">
            <text:p>2580.323</text:p>
          </table:table-cell>
          <table:table-cell office:value-type="float" office:value="5118.32" calcext:value-type="float">
            <text:p>5118.32</text:p>
          </table:table-cell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44.08" calcext:value-type="float">
            <text:p>44.08</text:p>
          </table:table-cell>
          <table:table-cell office:value-type="float" office:value="87.263" calcext:value-type="float">
            <text:p>87.263</text:p>
          </table:table-cell>
          <table:table-cell office:value-type="float" office:value="149.773" calcext:value-type="float">
            <text:p>149.773</text:p>
          </table:table-cell>
          <table:table-cell office:value-type="float" office:value="278.552" calcext:value-type="float">
            <text:p>278.552</text:p>
          </table:table-cell>
          <table:table-cell office:value-type="float" office:value="533.242" calcext:value-type="float">
            <text:p>533.242</text:p>
          </table:table-cell>
          <table:table-cell office:value-type="float" office:value="1251.671" calcext:value-type="float">
            <text:p>1251.671</text:p>
          </table:table-cell>
          <table:table-cell office:value-type="float" office:value="2480.822" calcext:value-type="float">
            <text:p>2480.822</text:p>
          </table:table-cell>
          <table:table-cell office:value-type="float" office:value="5021.15" calcext:value-type="float">
            <text:p>5021.15</text:p>
          </table:table-cell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2.4975054669" calcext:value-type="float">
            <text:p>2.4975054669</text:p>
          </table:table-cell>
          <table:table-cell office:value-type="float" office:value="2.9441614814" calcext:value-type="float">
            <text:p>2.9441614814</text:p>
          </table:table-cell>
          <table:table-cell office:value-type="float" office:value="11.8430615789" calcext:value-type="float">
            <text:p>11.8430615789</text:p>
          </table:table-cell>
          <table:table-cell office:value-type="float" office:value="12.2322336141" calcext:value-type="float">
            <text:p>12.2322336141</text:p>
          </table:table-cell>
          <table:table-cell office:value-type="float" office:value="12.3886066957" calcext:value-type="float">
            <text:p>12.3886066957</text:p>
          </table:table-cell>
          <table:table-cell office:value-type="float" office:value="16.8444994033" calcext:value-type="float">
            <text:p>16.8444994033</text:p>
          </table:table-cell>
          <table:table-cell office:value-type="float" office:value="20.5652823465" calcext:value-type="float">
            <text:p>20.5652823465</text:p>
          </table:table-cell>
          <table:table-cell office:value-type="float" office:value="24.7485192707" calcext:value-type="float">
            <text:p>24.7485192707</text:p>
          </table:table-cell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26]/[.B8]" office:value-type="float" office:value="2.23599830568573" calcext:value-type="float">
            <text:p>2.2359983057</text:p>
          </table:table-cell>
          <table:table-cell table:formula="of:=[.C26]/[.C8]" office:value-type="float" office:value="2.62617423855017" calcext:value-type="float">
            <text:p>2.6261742386</text:p>
          </table:table-cell>
          <table:table-cell table:formula="of:=[.D26]/[.D8]" office:value-type="float" office:value="3.6184161826337" calcext:value-type="float">
            <text:p>3.6184161826</text:p>
          </table:table-cell>
          <table:table-cell table:formula="of:=[.E26]/[.E8]" office:value-type="float" office:value="4.38928586914795" calcext:value-type="float">
            <text:p>4.3892858691</text:p>
          </table:table-cell>
          <table:table-cell table:formula="of:=[.F26]/[.F8]" office:value-type="float" office:value="5.14152527631306" calcext:value-type="float">
            <text:p>5.1415252763</text:p>
          </table:table-cell>
          <table:table-cell table:formula="of:=[.G26]/[.G8]" office:value-type="float" office:value="5.70205370897473" calcext:value-type="float">
            <text:p>5.702053709</text:p>
          </table:table-cell>
          <table:table-cell table:formula="of:=[.H26]/[.H8]" office:value-type="float" office:value="6.01314954630497" calcext:value-type="float">
            <text:p>6.0131495463</text:p>
          </table:table-cell>
          <table:table-cell table:formula="of:=[.I26]/[.I8]" office:value-type="float" office:value="6.26041022055284" calcext:value-type="float">
            <text:p>6.26041022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36.7937619048" calcext:value-type="float">
            <text:p>36.7937619048</text:p>
          </table:table-cell>
          <table:table-cell office:value-type="float" office:value="65.9992380952" calcext:value-type="float">
            <text:p>65.9992380952</text:p>
          </table:table-cell>
          <table:table-cell office:value-type="float" office:value="135.7148571429" calcext:value-type="float">
            <text:p>135.7148571429</text:p>
          </table:table-cell>
          <table:table-cell office:value-type="float" office:value="229.2086190476" calcext:value-type="float">
            <text:p>229.2086190476</text:p>
          </table:table-cell>
          <table:table-cell office:value-type="float" office:value="411.9172857143" calcext:value-type="float">
            <text:p>411.9172857143</text:p>
          </table:table-cell>
          <table:table-cell office:value-type="float" office:value="1003.1275714286" calcext:value-type="float">
            <text:p>1003.1275714286</text:p>
          </table:table-cell>
          <table:table-cell office:value-type="float" office:value="1972.9626666667" calcext:value-type="float">
            <text:p>1972.9626666667</text:p>
          </table:table-cell>
          <table:table-cell office:value-type="float" office:value="3964.7404285714" calcext:value-type="float">
            <text:p>3964.7404285714</text:p>
          </table:table-cell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40.941" calcext:value-type="float">
            <text:p>40.941</text:p>
          </table:table-cell>
          <table:table-cell office:value-type="float" office:value="73.374" calcext:value-type="float">
            <text:p>73.374</text:p>
          </table:table-cell>
          <table:table-cell office:value-type="float" office:value="152.785" calcext:value-type="float">
            <text:p>152.785</text:p>
          </table:table-cell>
          <table:table-cell office:value-type="float" office:value="260.018" calcext:value-type="float">
            <text:p>260.018</text:p>
          </table:table-cell>
          <table:table-cell office:value-type="float" office:value="441.338" calcext:value-type="float">
            <text:p>441.338</text:p>
          </table:table-cell>
          <table:table-cell office:value-type="float" office:value="1039.987" calcext:value-type="float">
            <text:p>1039.987</text:p>
          </table:table-cell>
          <table:table-cell office:value-type="float" office:value="2016.196" calcext:value-type="float">
            <text:p>2016.196</text:p>
          </table:table-cell>
          <table:table-cell office:value-type="float" office:value="4035.178" calcext:value-type="float">
            <text:p>4035.178</text:p>
          </table:table-cell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32.678" calcext:value-type="float">
            <text:p>32.678</text:p>
          </table:table-cell>
          <table:table-cell office:value-type="float" office:value="54.69" calcext:value-type="float">
            <text:p>54.69</text:p>
          </table:table-cell>
          <table:table-cell office:value-type="float" office:value="114.055" calcext:value-type="float">
            <text:p>114.055</text:p>
          </table:table-cell>
          <table:table-cell office:value-type="float" office:value="191.347" calcext:value-type="float">
            <text:p>191.347</text:p>
          </table:table-cell>
          <table:table-cell office:value-type="float" office:value="380.132" calcext:value-type="float">
            <text:p>380.132</text:p>
          </table:table-cell>
          <table:table-cell office:value-type="float" office:value="962.798" calcext:value-type="float">
            <text:p>962.798</text:p>
          </table:table-cell>
          <table:table-cell office:value-type="float" office:value="1921.802" calcext:value-type="float">
            <text:p>1921.802</text:p>
          </table:table-cell>
          <table:table-cell office:value-type="float" office:value="3912.312" calcext:value-type="float">
            <text:p>3912.312</text:p>
          </table:table-cell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2.3578062241" calcext:value-type="float">
            <text:p>2.3578062241</text:p>
          </table:table-cell>
          <table:table-cell office:value-type="float" office:value="4.5817017461" calcext:value-type="float">
            <text:p>4.5817017461</text:p>
          </table:table-cell>
          <table:table-cell office:value-type="float" office:value="10.7052830476" calcext:value-type="float">
            <text:p>10.7052830476</text:p>
          </table:table-cell>
          <table:table-cell office:value-type="float" office:value="19.7101037021" calcext:value-type="float">
            <text:p>19.7101037021</text:p>
          </table:table-cell>
          <table:table-cell office:value-type="float" office:value="18.5585141624" calcext:value-type="float">
            <text:p>18.5585141624</text:p>
          </table:table-cell>
          <table:table-cell office:value-type="float" office:value="21.7928943318" calcext:value-type="float">
            <text:p>21.7928943318</text:p>
          </table:table-cell>
          <table:table-cell office:value-type="float" office:value="24.0738362509" calcext:value-type="float">
            <text:p>24.0738362509</text:p>
          </table:table-cell>
          <table:table-cell office:value-type="float" office:value="34.1426043625" calcext:value-type="float">
            <text:p>34.1426043625</text:p>
          </table:table-cell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26]/[.B14]" office:value-type="float" office:value="3.238336985174" calcext:value-type="float">
            <text:p>3.2383369852</text:p>
          </table:table-cell>
          <table:table-cell table:formula="of:=[.C26]/[.C14]" office:value-type="float" office:value="3.72498694068833" calcext:value-type="float">
            <text:p>3.7249869407</text:p>
          </table:table-cell>
          <table:table-cell table:formula="of:=[.D26]/[.D14]" office:value-type="float" office:value="4.78455317030093" calcext:value-type="float">
            <text:p>4.7845531703</text:p>
          </table:table-cell>
          <table:table-cell table:formula="of:=[.E26]/[.E14]" office:value-type="float" office:value="5.90946167569165" calcext:value-type="float">
            <text:p>5.9094616757</text:p>
          </table:table-cell>
          <table:table-cell table:formula="of:=[.F26]/[.F14]" office:value-type="float" office:value="6.86121036435516" calcext:value-type="float">
            <text:p>6.8612103644</text:p>
          </table:table-cell>
          <table:table-cell table:formula="of:=[.G26]/[.G14]" office:value-type="float" office:value="7.36826542358286" calcext:value-type="float">
            <text:p>7.3682654236</text:p>
          </table:table-cell>
          <table:table-cell table:formula="of:=[.H26]/[.H14]" office:value-type="float" office:value="7.73371118865558" calcext:value-type="float">
            <text:p>7.7337111887</text:p>
          </table:table-cell>
          <table:table-cell table:formula="of:=[.I26]/[.I14]" office:value-type="float" office:value="8.00897986187752" calcext:value-type="float">
            <text:p>8.00897986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mp_avg</text:p>
          </table:table-cell>
          <table:table-cell office:value-type="float" office:value="59.8116666667" calcext:value-type="float">
            <text:p>59.8116666667</text:p>
          </table:table-cell>
          <table:table-cell office:value-type="float" office:value="88.6434761905" calcext:value-type="float">
            <text:p>88.6434761905</text:p>
          </table:table-cell>
          <table:table-cell office:value-type="float" office:value="149.8407619048" calcext:value-type="float">
            <text:p>149.8407619048</text:p>
          </table:table-cell>
          <table:table-cell office:value-type="float" office:value="224.9634285714" calcext:value-type="float">
            <text:p>224.9634285714</text:p>
          </table:table-cell>
          <table:table-cell office:value-type="float" office:value="384.5481428571" calcext:value-type="float">
            <text:p>384.5481428571</text:p>
          </table:table-cell>
          <table:table-cell office:value-type="float" office:value="799.6442857143" calcext:value-type="float">
            <text:p>799.6442857143</text:p>
          </table:table-cell>
          <table:table-cell office:value-type="float" office:value="1405.9508095238" calcext:value-type="float">
            <text:p>1405.9508095238</text:p>
          </table:table-cell>
          <table:table-cell office:value-type="float" office:value="2580.026" calcext:value-type="float">
            <text:p>2580.026</text:p>
          </table:table-cell>
        </table:table-row>
        <table:table-row table:style-name="ro1">
          <table:table-cell office:value-type="string" calcext:value-type="string">
            <text:p>openmp_max</text:p>
          </table:table-cell>
          <table:table-cell office:value-type="float" office:value="68.739" calcext:value-type="float">
            <text:p>68.739</text:p>
          </table:table-cell>
          <table:table-cell office:value-type="float" office:value="116.13" calcext:value-type="float">
            <text:p>116.13</text:p>
          </table:table-cell>
          <table:table-cell office:value-type="float" office:value="193.583" calcext:value-type="float">
            <text:p>193.583</text:p>
          </table:table-cell>
          <table:table-cell office:value-type="float" office:value="261.9" calcext:value-type="float">
            <text:p>261.9</text:p>
          </table:table-cell>
          <table:table-cell office:value-type="float" office:value="485.745" calcext:value-type="float">
            <text:p>485.745</text:p>
          </table:table-cell>
          <table:table-cell office:value-type="float" office:value="874.283" calcext:value-type="float">
            <text:p>874.283</text:p>
          </table:table-cell>
          <table:table-cell office:value-type="float" office:value="1733.25" calcext:value-type="float">
            <text:p>1733.25</text:p>
          </table:table-cell>
          <table:table-cell office:value-type="float" office:value="2902.752" calcext:value-type="float">
            <text:p>2902.752</text:p>
          </table:table-cell>
        </table:table-row>
        <table:table-row table:style-name="ro1">
          <table:table-cell office:value-type="string" calcext:value-type="string">
            <text:p>openmp_min</text:p>
          </table:table-cell>
          <table:table-cell office:value-type="float" office:value="49.469" calcext:value-type="float">
            <text:p>49.469</text:p>
          </table:table-cell>
          <table:table-cell office:value-type="float" office:value="65.208" calcext:value-type="float">
            <text:p>65.208</text:p>
          </table:table-cell>
          <table:table-cell office:value-type="float" office:value="123.638" calcext:value-type="float">
            <text:p>123.638</text:p>
          </table:table-cell>
          <table:table-cell office:value-type="float" office:value="185.266" calcext:value-type="float">
            <text:p>185.266</text:p>
          </table:table-cell>
          <table:table-cell office:value-type="float" office:value="321.742" calcext:value-type="float">
            <text:p>321.742</text:p>
          </table:table-cell>
          <table:table-cell office:value-type="float" office:value="730.978" calcext:value-type="float">
            <text:p>730.978</text:p>
          </table:table-cell>
          <table:table-cell office:value-type="float" office:value="1290.607" calcext:value-type="float">
            <text:p>1290.607</text:p>
          </table:table-cell>
          <table:table-cell office:value-type="float" office:value="2434.159" calcext:value-type="float">
            <text:p>2434.159</text:p>
          </table:table-cell>
        </table:table-row>
        <table:table-row table:style-name="ro1">
          <table:table-cell office:value-type="string" calcext:value-type="string">
            <text:p>openmp_std</text:p>
          </table:table-cell>
          <table:table-cell office:value-type="float" office:value="4.3960368439" calcext:value-type="float">
            <text:p>4.3960368439</text:p>
          </table:table-cell>
          <table:table-cell office:value-type="float" office:value="12.9211726388" calcext:value-type="float">
            <text:p>12.9211726388</text:p>
          </table:table-cell>
          <table:table-cell office:value-type="float" office:value="16.263167554" calcext:value-type="float">
            <text:p>16.263167554</text:p>
          </table:table-cell>
          <table:table-cell office:value-type="float" office:value="22.1367075885" calcext:value-type="float">
            <text:p>22.1367075885</text:p>
          </table:table-cell>
          <table:table-cell office:value-type="float" office:value="32.2864975575" calcext:value-type="float">
            <text:p>32.2864975575</text:p>
          </table:table-cell>
          <table:table-cell office:value-type="float" office:value="42.9526861304" calcext:value-type="float">
            <text:p>42.9526861304</text:p>
          </table:table-cell>
          <table:table-cell office:value-type="float" office:value="89.134281457" calcext:value-type="float">
            <text:p>89.134281457</text:p>
          </table:table-cell>
          <table:table-cell office:value-type="float" office:value="115.5205491581" calcext:value-type="float">
            <text:p>115.5205491581</text:p>
          </table:table-cell>
        </table:table-row>
        <table:table-row table:style-name="ro1">
          <table:table-cell office:value-type="string" calcext:value-type="string">
            <text:p>openmp_spu</text:p>
          </table:table-cell>
          <table:table-cell table:formula="of:=[.B26]/[.B20]" office:value-type="float" office:value="1.99209630228105" calcext:value-type="float">
            <text:p>1.9920963023</text:p>
          </table:table-cell>
          <table:table-cell table:formula="of:=[.C26]/[.C20]" office:value-type="float" office:value="2.77342801258901" calcext:value-type="float">
            <text:p>2.7734280126</text:p>
          </table:table-cell>
          <table:table-cell table:formula="of:=[.D26]/[.D20]" office:value-type="float" office:value="4.3335000552957" calcext:value-type="float">
            <text:p>4.3335000553</text:p>
          </table:table-cell>
          <table:table-cell table:formula="of:=[.E26]/[.E20]" office:value-type="float" office:value="6.02097664763365" calcext:value-type="float">
            <text:p>6.0209766476</text:p>
          </table:table-cell>
          <table:table-cell table:formula="of:=[.F26]/[.F20]" office:value-type="float" office:value="7.3495378992124" calcext:value-type="float">
            <text:p>7.3495378992</text:p>
          </table:table-cell>
          <table:table-cell table:formula="of:=[.G26]/[.G20]" office:value-type="float" office:value="9.2432476940638" calcext:value-type="float">
            <text:p>9.2432476941</text:p>
          </table:table-cell>
          <table:table-cell table:formula="of:=[.H26]/[.H20]" office:value-type="float" office:value="10.8526723315221" calcext:value-type="float">
            <text:p>10.8526723315</text:p>
          </table:table-cell>
          <table:table-cell table:formula="of:=[.I26]/[.I20]" office:value-type="float" office:value="12.3074442854452" calcext:value-type="float">
            <text:p>12.307444285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q_avg</text:p>
          </table:table-cell>
          <table:table-cell office:value-type="float" office:value="119.1506" calcext:value-type="float">
            <text:p>119.1506</text:p>
          </table:table-cell>
          <table:table-cell office:value-type="float" office:value="245.8463" calcext:value-type="float">
            <text:p>245.8463</text:p>
          </table:table-cell>
          <table:table-cell office:value-type="float" office:value="649.33495" calcext:value-type="float">
            <text:p>649.33495</text:p>
          </table:table-cell>
          <table:table-cell office:value-type="float" office:value="1354.49955" calcext:value-type="float">
            <text:p>1354.49955</text:p>
          </table:table-cell>
          <table:table-cell office:value-type="float" office:value="2826.25115" calcext:value-type="float">
            <text:p>2826.25115</text:p>
          </table:table-cell>
          <table:table-cell office:value-type="float" office:value="7391.3102" calcext:value-type="float">
            <text:p>7391.3102</text:p>
          </table:table-cell>
          <table:table-cell office:value-type="float" office:value="15258.32345" calcext:value-type="float">
            <text:p>15258.32345</text:p>
          </table:table-cell>
          <table:table-cell office:value-type="float" office:value="31753.52625" calcext:value-type="float">
            <text:p>31753.52625</text:p>
          </table:table-cell>
        </table:table-row>
        <table:table-row table:style-name="ro1">
          <table:table-cell office:value-type="string" calcext:value-type="string">
            <text:p>seq_max</text:p>
          </table:table-cell>
          <table:table-cell office:value-type="float" office:value="120.358" calcext:value-type="float">
            <text:p>120.358</text:p>
          </table:table-cell>
          <table:table-cell office:value-type="float" office:value="250.179" calcext:value-type="float">
            <text:p>250.179</text:p>
          </table:table-cell>
          <table:table-cell office:value-type="float" office:value="652.618" calcext:value-type="float">
            <text:p>652.618</text:p>
          </table:table-cell>
          <table:table-cell office:value-type="float" office:value="1362.189" calcext:value-type="float">
            <text:p>1362.189</text:p>
          </table:table-cell>
          <table:table-cell office:value-type="float" office:value="2842.998" calcext:value-type="float">
            <text:p>2842.998</text:p>
          </table:table-cell>
          <table:table-cell office:value-type="float" office:value="7456.866" calcext:value-type="float">
            <text:p>7456.866</text:p>
          </table:table-cell>
          <table:table-cell office:value-type="float" office:value="15426.782" calcext:value-type="float">
            <text:p>15426.782</text:p>
          </table:table-cell>
          <table:table-cell office:value-type="float" office:value="31948.946" calcext:value-type="float">
            <text:p>31948.946</text:p>
          </table:table-cell>
        </table:table-row>
        <table:table-row table:style-name="ro1">
          <table:table-cell office:value-type="string" calcext:value-type="string">
            <text:p>seq_min</text:p>
          </table:table-cell>
          <table:table-cell office:value-type="float" office:value="116.847" calcext:value-type="float">
            <text:p>116.847</text:p>
          </table:table-cell>
          <table:table-cell office:value-type="float" office:value="244.548" calcext:value-type="float">
            <text:p>244.548</text:p>
          </table:table-cell>
          <table:table-cell office:value-type="float" office:value="646.689" calcext:value-type="float">
            <text:p>646.689</text:p>
          </table:table-cell>
          <table:table-cell office:value-type="float" office:value="1337.211" calcext:value-type="float">
            <text:p>1337.211</text:p>
          </table:table-cell>
          <table:table-cell office:value-type="float" office:value="2807.105" calcext:value-type="float">
            <text:p>2807.105</text:p>
          </table:table-cell>
          <table:table-cell office:value-type="float" office:value="7251.72" calcext:value-type="float">
            <text:p>7251.72</text:p>
          </table:table-cell>
          <table:table-cell office:value-type="float" office:value="14965.704" calcext:value-type="float">
            <text:p>14965.704</text:p>
          </table:table-cell>
          <table:table-cell office:value-type="float" office:value="31252.642" calcext:value-type="float">
            <text:p>31252.642</text:p>
          </table:table-cell>
        </table:table-row>
        <table:table-row table:style-name="ro1">
          <table:table-cell office:value-type="string" calcext:value-type="string">
            <text:p>seq_std</text:p>
          </table:table-cell>
          <table:table-cell office:value-type="float" office:value="0.947922182" calcext:value-type="float">
            <text:p>0.947922182</text:p>
          </table:table-cell>
          <table:table-cell office:value-type="float" office:value="1.1937866379" calcext:value-type="float">
            <text:p>1.1937866379</text:p>
          </table:table-cell>
          <table:table-cell office:value-type="float" office:value="1.3996456873" calcext:value-type="float">
            <text:p>1.3996456873</text:p>
          </table:table-cell>
          <table:table-cell office:value-type="float" office:value="5.7234702803" calcext:value-type="float">
            <text:p>5.7234702803</text:p>
          </table:table-cell>
          <table:table-cell office:value-type="float" office:value="9.4797801455" calcext:value-type="float">
            <text:p>9.4797801455</text:p>
          </table:table-cell>
          <table:table-cell office:value-type="float" office:value="42.0999255551" calcext:value-type="float">
            <text:p>42.0999255551</text:p>
          </table:table-cell>
          <table:table-cell office:value-type="float" office:value="135.5139722781" calcext:value-type="float">
            <text:p>135.5139722781</text:p>
          </table:table-cell>
          <table:table-cell office:value-type="float" office:value="147.4635010413" calcext:value-type="float">
            <text:p>147.4635010413</text:p>
          </table:table-cell>
        </table:table-row>
      </table:table>
      <table:named-expressions/>
      <table:database-ranges>
        <table:database-range table:name="__Anonymous_Sheet_DB__0" table:target-range-address="all.A1:all.AMJ1048576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1:45:55.439207020</dc:date>
    <meta:editing-duration>PT21M43S</meta:editing-duration>
    <meta:editing-cycles>5</meta:editing-cycles>
    <meta:generator>LibreOffice/5.1.4.2$Linux_X86_64 LibreOffice_project/10m0$Build-2</meta:generator>
    <meta:document-statistic meta:table-count="1" meta:cell-count="2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6cm" chart:style-name="ch2">
          <text:p>Speedup with 10 processors</text:p>
        </chart:title>
        <chart:legend chart:legend-position="end" svg:x="13.287cm" svg:y="3.454cm" style:legend-expansion="high" chart:style-name="ch3"/>
        <chart:plot-area chart:style-name="ch4" table:cell-range-address="all.A1:all.I1 all.A6:all.I6 all.A12:all.I12 all.A18:all.I18 all.A24:all.I24" chart:data-source-has-labels="both" svg:x="0.32cm" svg:y="1.275cm" svg:width="12.647cm" svg:height="6.564cm">
          <chartooo:coordinate-region svg:x="0.756cm" svg:y="1.474cm" svg:width="11.469cm" svg:height="5.718cm"/>
          <chart:axis chart:dimension="x" chart:name="primary-x" chart:style-name="ch5" chartooo:axis-type="auto">
            <chartooo:date-scale/>
            <chart:title svg:x="6.136cm" svg:y="8.019cm" chart:style-name="ch6">
              <text:p>length</text:p>
            </chart:title>
            <chart:categories table:cell-range-address="all.B1:all.I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all.B6:all.I6" chart:label-cell-address="all.A6:all.A6" chart:class="chart:line">
            <chart:data-point chart:repeated="8"/>
          </chart:series>
          <chart:series chart:style-name="ch9" chart:values-cell-range-address="all.B12:all.I12" chart:label-cell-address="all.A12:all.A12" chart:class="chart:line">
            <chart:data-point chart:repeated="8"/>
          </chart:series>
          <chart:series chart:style-name="ch10" chart:values-cell-range-address="all.B18:all.I18" chart:label-cell-address="all.A18:all.A18" chart:class="chart:line">
            <chart:data-point chart:repeated="8"/>
          </chart:series>
          <chart:series chart:style-name="ch11" chart:values-cell-range-address="all.B24:all.I24" chart:label-cell-address="all.A24:all.A2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il</text:p>
                <draw:g>
                  <svg:desc>all.B1:all.I1</svg:desc>
                </draw:g>
              </table:table-cell>
              <table:table-cell office:value-type="string">
                <text:p>2 mil</text:p>
              </table:table-cell>
              <table:table-cell office:value-type="string">
                <text:p>5 mil</text:p>
              </table:table-cell>
              <table:table-cell office:value-type="string">
                <text:p>10 mil</text:p>
              </table:table-cell>
              <table:table-cell office:value-type="string">
                <text:p>20 mil</text:p>
              </table:table-cell>
              <table:table-cell office:value-type="string">
                <text:p>50 mil</text:p>
              </table:table-cell>
              <table:table-cell office:value-type="string">
                <text:p>100 mil</text:p>
              </table:table-cell>
              <table:table-cell office:value-type="string">
                <text:p>200 mil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2.51186845973091">
                <text:p>2.51186845973091</text:p>
                <draw:g>
                  <svg:desc>all.B6:all.I6</svg:desc>
                </draw:g>
              </table:table-cell>
              <table:table-cell office:value-type="float" office:value="2.95847652654898">
                <text:p>2.95847652654898</text:p>
              </table:table-cell>
              <table:table-cell office:value-type="float" office:value="3.94425926006171">
                <text:p>3.94425926006171</text:p>
              </table:table-cell>
              <table:table-cell office:value-type="float" office:value="4.76309208999416">
                <text:p>4.76309208999416</text:p>
              </table:table-cell>
              <table:table-cell office:value-type="float" office:value="5.54116033514395">
                <text:p>5.54116033514395</text:p>
              </table:table-cell>
              <table:table-cell office:value-type="float" office:value="6.16806853985522">
                <text:p>6.16806853985522</text:p>
              </table:table-cell>
              <table:table-cell office:value-type="float" office:value="6.48259672670794">
                <text:p>6.48259672670794</text:p>
              </table:table-cell>
              <table:table-cell office:value-type="float" office:value="6.7595439026424">
                <text:p>6.7595439026424</text:p>
              </table:table-cell>
            </table:table-row>
            <table:table-row>
              <table:table-cell office:value-type="string">
                <text:p>cilk1_spu</text:p>
                <draw:g>
                  <svg:desc>all.A12:all.A12</svg:desc>
                </draw:g>
              </table:table-cell>
              <table:table-cell office:value-type="float" office:value="2.23599830568573">
                <text:p>2.23599830568573</text:p>
                <draw:g>
                  <svg:desc>all.B12:all.I12</svg:desc>
                </draw:g>
              </table:table-cell>
              <table:table-cell office:value-type="float" office:value="2.62617423855017">
                <text:p>2.62617423855017</text:p>
              </table:table-cell>
              <table:table-cell office:value-type="float" office:value="3.6184161826337">
                <text:p>3.6184161826337</text:p>
              </table:table-cell>
              <table:table-cell office:value-type="float" office:value="4.38928586914795">
                <text:p>4.38928586914795</text:p>
              </table:table-cell>
              <table:table-cell office:value-type="float" office:value="5.14152527631306">
                <text:p>5.14152527631306</text:p>
              </table:table-cell>
              <table:table-cell office:value-type="float" office:value="5.70205370897473">
                <text:p>5.70205370897473</text:p>
              </table:table-cell>
              <table:table-cell office:value-type="float" office:value="6.01314954630497">
                <text:p>6.01314954630497</text:p>
              </table:table-cell>
              <table:table-cell office:value-type="float" office:value="6.26041022055284">
                <text:p>6.26041022055284</text:p>
              </table:table-cell>
            </table:table-row>
            <table:table-row>
              <table:table-cell office:value-type="string">
                <text:p>cilk2_spu</text:p>
                <draw:g>
                  <svg:desc>all.A18:all.A18</svg:desc>
                </draw:g>
              </table:table-cell>
              <table:table-cell office:value-type="float" office:value="3.238336985174">
                <text:p>3.238336985174</text:p>
                <draw:g>
                  <svg:desc>all.B18:all.I18</svg:desc>
                </draw:g>
              </table:table-cell>
              <table:table-cell office:value-type="float" office:value="3.72498694068833">
                <text:p>3.72498694068833</text:p>
              </table:table-cell>
              <table:table-cell office:value-type="float" office:value="4.78455317030093">
                <text:p>4.78455317030093</text:p>
              </table:table-cell>
              <table:table-cell office:value-type="float" office:value="5.90946167569165">
                <text:p>5.90946167569165</text:p>
              </table:table-cell>
              <table:table-cell office:value-type="float" office:value="6.86121036435516">
                <text:p>6.86121036435516</text:p>
              </table:table-cell>
              <table:table-cell office:value-type="float" office:value="7.36826542358286">
                <text:p>7.36826542358286</text:p>
              </table:table-cell>
              <table:table-cell office:value-type="float" office:value="7.73371118865558">
                <text:p>7.73371118865558</text:p>
              </table:table-cell>
              <table:table-cell office:value-type="float" office:value="8.00897986187752">
                <text:p>8.00897986187752</text:p>
              </table:table-cell>
            </table:table-row>
            <table:table-row>
              <table:table-cell office:value-type="string">
                <text:p>openmp_spu</text:p>
                <draw:g>
                  <svg:desc>all.A24:all.A24</svg:desc>
                </draw:g>
              </table:table-cell>
              <table:table-cell office:value-type="float" office:value="1.99209630228105">
                <text:p>1.99209630228105</text:p>
                <draw:g>
                  <svg:desc>all.B24:all.I24</svg:desc>
                </draw:g>
              </table:table-cell>
              <table:table-cell office:value-type="float" office:value="2.77342801258901">
                <text:p>2.77342801258901</text:p>
              </table:table-cell>
              <table:table-cell office:value-type="float" office:value="4.3335000552957">
                <text:p>4.3335000552957</text:p>
              </table:table-cell>
              <table:table-cell office:value-type="float" office:value="6.02097664763365">
                <text:p>6.02097664763365</text:p>
              </table:table-cell>
              <table:table-cell office:value-type="float" office:value="7.3495378992124">
                <text:p>7.3495378992124</text:p>
              </table:table-cell>
              <table:table-cell office:value-type="float" office:value="9.2432476940638">
                <text:p>9.2432476940638</text:p>
              </table:table-cell>
              <table:table-cell office:value-type="float" office:value="10.8526723315221">
                <text:p>10.8526723315221</text:p>
              </table:table-cell>
              <table:table-cell office:value-type="float" office:value="12.3074442854452">
                <text:p>12.3074442854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